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Value Returned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0.171249" calcext:value-type="float">
            <text:p>0.171249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0.147783" calcext:value-type="float">
            <text:p>0.147783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float" office:value="0.068493" calcext:value-type="float">
            <text:p>0.068493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 office:value-type="string" calcext:value-type="string">
            <text:p>Atomic</text:p>
          </table:table-cell>
          <table:table-cell office:value-type="float" office:value="0.069179" calcext:value-type="float">
            <text:p>0.069179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0.068997" calcext:value-type="float">
            <text:p>0.068997</text:p>
          </table:table-cell>
          <table:table-cell office:value-type="float" office:value="3.141593" calcext:value-type="float">
            <text:p>3.141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23:53:42.789925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4:22:47.190838274</meta:creation-date>
    <dc:date>2019-08-07T23:55:49.916312055</dc:date>
    <meta:editing-duration>PT21M6S</meta:editing-duration>
    <meta:editing-cycles>4</meta:editing-cycles>
    <meta:generator>LibreOffice/6.0.7.3$Linux_X86_64 LibreOffice_project/00m0$Build-3</meta:generator>
    <meta:document-statistic meta:table-count="1" meta:cell-count="18" meta:object-count="0"/>
  </office:meta>
</office:document-meta>
</file>